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88ec4" officeooo:paragraph-rsid="00141c16"/>
    </style:style>
    <style:style style:name="P2" style:family="paragraph" style:parent-style-name="Standard">
      <style:paragraph-properties fo:text-align="center" style:justify-single-word="false"/>
      <style:text-properties officeooo:rsid="0027cef2" officeooo:paragraph-rsid="00141c16"/>
    </style:style>
    <style:style style:name="P3" style:family="paragraph" style:parent-style-name="Standard">
      <style:paragraph-properties fo:text-align="center" style:justify-single-word="false"/>
      <style:text-properties officeooo:rsid="001d671b" officeooo:paragraph-rsid="00141c16"/>
    </style:style>
    <style:style style:name="P4" style:family="paragraph" style:parent-style-name="Standard">
      <style:paragraph-properties fo:text-align="justify" style:justify-single-word="false"/>
      <style:text-properties officeooo:rsid="001d671b" officeooo:paragraph-rsid="00141c16"/>
    </style:style>
    <style:style style:name="P5" style:family="paragraph" style:parent-style-name="Standard">
      <style:paragraph-properties fo:text-align="center" style:justify-single-word="false"/>
      <style:text-properties officeooo:rsid="001e2083" officeooo:paragraph-rsid="00141c16"/>
    </style:style>
    <style:style style:name="P6" style:family="paragraph" style:parent-style-name="Standard">
      <style:paragraph-properties fo:text-align="justify" style:justify-single-word="false"/>
      <style:text-properties officeooo:rsid="001e2083" officeooo:paragraph-rsid="00141c16"/>
    </style:style>
    <style:style style:name="P7" style:family="paragraph" style:parent-style-name="Standard">
      <style:paragraph-properties fo:text-align="justify" style:justify-single-word="false"/>
      <style:text-properties fo:font-size="18pt" officeooo:rsid="001e2083" officeooo:paragraph-rsid="00141c16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e2083" officeooo:paragraph-rsid="00141c16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officeooo:rsid="0014b549" officeooo:paragraph-rsid="0014b549"/>
    </style:style>
    <style:style style:name="P10" style:family="paragraph" style:parent-style-name="Standard">
      <style:paragraph-properties fo:text-align="justify" style:justify-single-word="false"/>
      <style:text-properties officeooo:rsid="0014b549" officeooo:paragraph-rsid="0014b549"/>
    </style:style>
    <style:style style:name="T1" style:family="text">
      <style:text-properties officeooo:rsid="0019d4f8"/>
    </style:style>
    <style:style style:name="T2" style:family="text">
      <style:text-properties officeooo:rsid="0022de72"/>
    </style:style>
    <style:style style:name="T3" style:family="text">
      <style:text-properties officeooo:rsid="0029bc2e"/>
    </style:style>
    <style:style style:name="T4" style:family="text">
      <style:text-properties officeooo:rsid="002b4e9a"/>
    </style:style>
    <style:style style:name="T5" style:family="text">
      <style:text-properties officeooo:rsid="002d85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ntro de Ciências e Tecnologias</text:p>
      <text:p text:style-name="P2">Departamento de Ciência da Computação</text:p>
      <text:p text:style-name="P3">Prof.: Dr. Hebert Rocha</text:p>
      <text:p text:style-name="P3">Aluno: Felipe Derkian de Sousa Freitas</text:p>
      <text:p text:style-name="P3">Disciplina: Sistemas Embarcados</text:p>
      <text:p text:style-name="P3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8">SEMA: An approach based on internal measurement</text:p>
      <text:p text:style-name="P8">to evaluate energy efficiency of Android application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Boa Vista – RR, <text:s/>13 de Agosto de 2019</text:p>
      <text:p text:style-name="P9"><text:soft-page-break/>Resumo:</text:p>
      <text:p text:style-name="P9"/>
      <text:p text:style-name="P10">Este trabalho propõe uma abordagem para a energia estimativa de consumo de aplicativos Android com base em medição interna. A abordagem proposta utiliza amostras de tensão e corrente extraídas da bateria do Android próprio driver de dispositivo. Esta abordagem é capaz de medir a energia consumo de uma aplicação Android ou partes do seu código. Os experimentos demonstram a proposta e comparam seus resultados aqueles obtidos por uma abordagem de medição externa e abordagem baseada em modelos. Resultados experimentais demonstram que a abordagem proposta pode alcançar resultados consistentes comparados para outras abordagens e apresenta vantagens como baixa granularidade, fácil de usar e baixa sobrecarga.</text:p>
      <text:p text:style-name="P10"/>
      <text:p text:style-name="P10">O aumento da complexidade de aplicativos em dispositivos móveis como <text:span text:style-name="T1">smartphones</text:span> e tablets exige mais recursos computacional que consomem mais energia. Preocupações sobre energia consumo são agravados pelos avanços lentos e limitados tecnologias de bateria.</text:p>
      <text:p text:style-name="P10"/>
      <text:p text:style-name="P10">Para reduzir o consumo de energia causado por aplicativos executados em dispositivos móveis é necessário identificar os gargalos do sistema e, para isso, são necessárias ferramentas para avaliar o consumo de energia. No entanto, a maioria das ferramentas de estimativa disponíveis emprega modelos de hardware, seja em um dispositivo físico ou simulador. Para fornecer resultados precisos, são necessários modelos com alto nível de detalhamento e específicos para uma plataforma de hardware. Além disso, algumas ferramentas exigem modificações no Sistema Operacional (SO), o que dificulta seu emprego.</text:p>
      <text:p text:style-name="P10"/>
      <text:p text:style-name="P10">Os desenvolvedores precisam de ferramentas para avaliar o impacto de decisões e otimizações de design no consumo e no desempenho de energia do aplicativo. Essas ferramentas devem ser flexíveis, independentes de um hardware específico e não requerem um laboratório de instrumentação específico. Às vezes, os desenvolvedores podem estar interessados em drenar a energia no nível dos métodos e não apenas na aplicação inteira. Portanto, as ferramentas de estimativa devem apresentar uma sobrecarga baixa para evitar interferências na eficiência da aplicação.</text:p>
      <text:p text:style-name="P10"/>
      <text:p text:style-name="P10">Hoje, os sistemas operacionais fornecem recursos para o gerenciamento de baterias, fornecendo informações como voltagem e corrente. Neste artigo, <text:span text:style-name="T2">foi </text:span>propos<text:span text:style-name="T2">to</text:span> a SEMA (Self Energy Metering para Android), uma abordagem de estimativa baseada na medição interna focada em dispositivos móveis Android. A técnica de medição interna extrai amostras de tensão e corrente do circuito do medidor de combustível através do driver de bateria do Android. Essa informação é usada para calcular o consumo de energia e é combinada com o tempo de execução do aplicativo para estimar o consumo de energia. A abordagem proposta tem como objetivo ajudar desenvolvedores de aplicativos a encontrar gargalos e conduzir energia otimizações.</text:p>
      <text:p text:style-name="P10"/>
      <text:p text:style-name="P10">Para implementar a abordagem proposta, basicamente, foram desenvolvidas três classes Java: EnergyMonitor, BatteryService e Functions. Além dessas classes, a implementação reutiliza recursos de classes do Android como Intent, Timer, Context e Service. A classe principal é o EnergyMonitor, que corresponde ao Execution Manager e é responsável por gerenciar e monitorar a execução. depois de obter o Contexto do aplicativo sob avaliação, o EnergyMonitor obtém informações do processo em execução.</text:p>
      <text:p text:style-name="P10"/>
      <text:p text:style-name="P10">Para demonstrar <text:span text:style-name="T3">à</text:span> abordagem, <text:span text:style-name="T3">foi</text:span> implementa<text:span text:style-name="T3">do</text:span> uma ferramenta, como um serviço Android, que executa em paralelo ao aplicativo sob avaliação e fornece estimativas de consumo de energia. Os experimentos apontaram que os resultados do SEMA são em média 40,25% menores que os resultados obtidos pelas medições externas, que são mais precisas. No entanto, comparado ao PowerTutor, o SEMA pode alcançar resultados significativamente mais precisos, proporcionando <text:soft-page-break/>menor granularidade. <text:span text:style-name="T5">Às</text:span> métricas são coletadas usando informações fornecidas pela plataforma Android. Assim, nossa abordagem é fácil de usar como qualquer outra ferramenta de depuração do Android no nível de código. Embora o erro de SEMA seja significativo, isso se mantém constante nos experimentos, demonstrando assim que nossos resultados podem ajudar os desenvolvedores a estimar e guiar suas otimizações de códi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21:55:03.368915921</meta:creation-date>
    <dc:date>2019-08-12T22:28:27.226107778</dc:date>
    <meta:editing-duration>PT33M18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3" meta:paragraph-count="16" meta:word-count="654" meta:character-count="4513" meta:non-whitespace-character-count="3873"/>
  </office:meta>
</office:document-meta>
</file>